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58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9367469879518072]</text:p>
          </table:table-cell>
          <table:table-cell office:value-type="string" calcext:value-type="string">
            <text:p>[37]</text:p>
          </table:table-cell>
          <table:table-cell office:value-type="float" office:value="0.290249574914112" calcext:value-type="float">
            <text:p>0.290249574914112</text:p>
          </table:table-cell>
          <table:table-cell office:value-type="float" office:value="0.450060873040213" calcext:value-type="float">
            <text:p>0.450060873040213</text:p>
          </table:table-cell>
          <table:table-cell office:value-type="float" office:value="0.516129032258064" calcext:value-type="float">
            <text:p>0.516129032258064</text:p>
          </table:table-cell>
          <table:table-cell office:value-type="float" office:value="0.0775788576300085" calcext:value-type="float">
            <text:p>0.077578857630009</text:p>
          </table:table-cell>
          <table:table-cell office:value-type="float" office:value="0.0869565217391305" calcext:value-type="float">
            <text:p>0.086956521739131</text:p>
          </table:table-cell>
          <table:table-cell office:value-type="float" office:value="0.547194525904203" calcext:value-type="float">
            <text:p>0.547194525904203</text:p>
          </table:table-cell>
          <table:table-cell office:value-type="float" office:value="0.58" calcext:value-type="float">
            <text:p>0.58</text:p>
          </table:table-cell>
          <table:table-cell office:value-type="float" office:value="0.0861640430820215" calcext:value-type="float">
            <text:p>0.086164043082022</text:p>
          </table:table-cell>
          <table:table-cell office:value-type="float" office:value="0.140845070422535" calcext:value-type="float">
            <text:p>0.140845070422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698630136986301" calcext:value-type="float">
            <text:p>0.6986301369863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347181008902076]</text:p>
          </table:table-cell>
          <table:table-cell office:value-type="string" calcext:value-type="string">
            <text:p>[37]</text:p>
          </table:table-cell>
          <table:table-cell office:value-type="float" office:value="0.478059063010193" calcext:value-type="float">
            <text:p>0.478059063010193</text:p>
          </table:table-cell>
          <table:table-cell office:value-type="float" office:value="0.568689698101463" calcext:value-type="float">
            <text:p>0.568689698101463</text:p>
          </table:table-cell>
          <table:table-cell office:value-type="float" office:value="0.601307189542484" calcext:value-type="float">
            <text:p>0.601307189542484</text:p>
          </table:table-cell>
          <table:table-cell office:value-type="float" office:value="0.396272254047759" calcext:value-type="float">
            <text:p>0.396272254047759</text:p>
          </table:table-cell>
          <table:table-cell office:value-type="float" office:value="0.446280991735537" calcext:value-type="float">
            <text:p>0.446280991735537</text:p>
          </table:table-cell>
          <table:table-cell office:value-type="float" office:value="0.504444060451139" calcext:value-type="float">
            <text:p>0.504444060451139</text:p>
          </table:table-cell>
          <table:table-cell office:value-type="float" office:value="0.698630136986301" calcext:value-type="float">
            <text:p>0.698630136986301</text:p>
          </table:table-cell>
          <table:table-cell office:value-type="float" office:value="0.442830239440409" calcext:value-type="float">
            <text:p>0.442830239440409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334341906202724]</text:p>
          </table:table-cell>
          <table:table-cell office:value-type="string" calcext:value-type="string">
            <text:p>[38]</text:p>
          </table:table-cell>
          <table:table-cell office:value-type="float" office:value="0.363523306309563" calcext:value-type="float">
            <text:p>0.363523306309563</text:p>
          </table:table-cell>
          <table:table-cell office:value-type="float" office:value="0.476309033755842" calcext:value-type="float">
            <text:p>0.476309033755842</text:p>
          </table:table-cell>
          <table:table-cell office:value-type="float" office:value="0.503496503496504" calcext:value-type="float">
            <text:p>0.503496503496504</text:p>
          </table:table-cell>
          <table:table-cell office:value-type="float" office:value="0.155733633427525" calcext:value-type="float">
            <text:p>0.155733633427525</text:p>
          </table:table-cell>
          <table:table-cell office:value-type="float" office:value="0.36036036036036" calcext:value-type="float">
            <text:p>0.36036036036036</text:p>
          </table:table-cell>
          <table:table-cell office:value-type="float" office:value="0.648918019816223" calcext:value-type="float">
            <text:p>0.648918019816223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173132538238663" calcext:value-type="float">
            <text:p>0.173132538238663</text:p>
          </table:table-cell>
          <table:table-cell office:value-type="float" office:value="0.215686274509804" calcext:value-type="float">
            <text:p>0.215686274509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552631578947368]</text:p>
          </table:table-cell>
          <table:table-cell office:value-type="string" calcext:value-type="string">
            <text:p>[95]</text:p>
          </table:table-cell>
          <table:table-cell office:value-type="float" office:value="0.474555987168391" calcext:value-type="float">
            <text:p>0.474555987168391</text:p>
          </table:table-cell>
          <table:table-cell office:value-type="float" office:value="0.431235090828958" calcext:value-type="float">
            <text:p>0.431235090828958</text:p>
          </table:table-cell>
          <table:table-cell office:value-type="float" office:value="0.449760765550239" calcext:value-type="float">
            <text:p>0.449760765550239</text:p>
          </table:table-cell>
          <table:table-cell office:value-type="float" office:value="0.466911621701315" calcext:value-type="float">
            <text:p>0.466911621701315</text:p>
          </table:table-cell>
          <table:table-cell office:value-type="float" office:value="0.504587155963303" calcext:value-type="float">
            <text:p>0.504587155963303</text:p>
          </table:table-cell>
          <table:table-cell office:value-type="float" office:value="0.50655993532376" calcext:value-type="float">
            <text:p>0.50655993532376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493517300819532" calcext:value-type="float">
            <text:p>0.493517300819532</text:p>
          </table:table-cell>
          <table:table-cell office:value-type="float" office:value="0.551724137931034" calcext:value-type="float">
            <text:p>0.5517241379310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57037037037037" calcext:value-type="float">
            <text:p>0.570370370370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299120234604106]</text:p>
          </table:table-cell>
          <table:table-cell office:value-type="string" calcext:value-type="string">
            <text:p>[107]</text:p>
          </table:table-cell>
          <table:table-cell office:value-type="float" office:value="0.490449009354847" calcext:value-type="float">
            <text:p>0.490449009354847</text:p>
          </table:table-cell>
          <table:table-cell office:value-type="float" office:value="0.471139796622604" calcext:value-type="float">
            <text:p>0.471139796622604</text:p>
          </table:table-cell>
          <table:table-cell office:value-type="float" office:value="0.501930501930502" calcext:value-type="float">
            <text:p>0.501930501930502</text:p>
          </table:table-cell>
          <table:table-cell office:value-type="float" office:value="0.502135925108112" calcext:value-type="float">
            <text:p>0.502135925108112</text:p>
          </table:table-cell>
          <table:table-cell office:value-type="float" office:value="0.547528517110266" calcext:value-type="float">
            <text:p>0.547528517110266</text:p>
          </table:table-cell>
          <table:table-cell office:value-type="float" office:value="0.519580821131209" calcext:value-type="float">
            <text:p>0.519580821131209</text:p>
          </table:table-cell>
          <table:table-cell office:value-type="float" office:value="0.57037037037037" calcext:value-type="float">
            <text:p>0.57037037037037</text:p>
          </table:table-cell>
          <table:table-cell office:value-type="float" office:value="0.468939494557464" calcext:value-type="float">
            <text:p>0.468939494557464</text:p>
          </table:table-cell>
          <table:table-cell office:value-type="float" office:value="0.522388059701493" calcext:value-type="float">
            <text:p>0.5223880597014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454545454545454" calcext:value-type="float">
            <text:p>0.4545454545454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473684210526316]</text:p>
          </table:table-cell>
          <table:table-cell office:value-type="string" calcext:value-type="string">
            <text:p>[30]</text:p>
          </table:table-cell>
          <table:table-cell office:value-type="float" office:value="0.123131178690185" calcext:value-type="float">
            <text:p>0.123131178690185</text:p>
          </table:table-cell>
          <table:table-cell office:value-type="float" office:value="0.134149659863946" calcext:value-type="float">
            <text:p>0.134149659863946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434782608695652" calcext:value-type="float">
            <text:p>0.043478260869565</text:p>
          </table:table-cell>
          <table:table-cell office:value-type="float" office:value="0.244848484848485" calcext:value-type="float">
            <text:p>0.244848484848485</text:p>
          </table:table-cell>
          <table:table-cell office:value-type="float" office:value="0.454545454545454" calcext:value-type="float">
            <text:p>0.454545454545454</text:p>
          </table:table-cell>
          <table:table-cell office:value-type="float" office:value="0.070048309178744" calcext:value-type="float">
            <text:p>0.070048309178744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560669456066946" calcext:value-type="float">
            <text:p>0.5606694560669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467153284671532]</text:p>
          </table:table-cell>
          <table:table-cell office:value-type="string" calcext:value-type="string">
            <text:p>[101]</text:p>
          </table:table-cell>
          <table:table-cell office:value-type="float" office:value="0.476246641457654" calcext:value-type="float">
            <text:p>0.476246641457654</text:p>
          </table:table-cell>
          <table:table-cell office:value-type="float" office:value="0.526433581677721" calcext:value-type="float">
            <text:p>0.526433581677721</text:p>
          </table:table-cell>
          <table:table-cell office:value-type="float" office:value="0.560669456066946" calcext:value-type="float">
            <text:p>0.560669456066946</text:p>
          </table:table-cell>
          <table:table-cell office:value-type="float" office:value="0.476595632862213" calcext:value-type="float">
            <text:p>0.476595632862213</text:p>
          </table:table-cell>
          <table:table-cell office:value-type="float" office:value="0.521367521367521" calcext:value-type="float">
            <text:p>0.521367521367521</text:p>
          </table:table-cell>
          <table:table-cell office:value-type="float" office:value="0.486693602693603" calcext:value-type="float">
            <text:p>0.486693602693603</text:p>
          </table:table-cell>
          <table:table-cell office:value-type="float" office:value="0.552" calcext:value-type="float">
            <text:p>0.552</text:p>
          </table:table-cell>
          <table:table-cell office:value-type="float" office:value="0.415263748597082" calcext:value-type="float">
            <text:p>0.415263748597082</text:p>
          </table:table-cell>
          <table:table-cell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609022556390977]</text:p>
          </table:table-cell>
          <table:table-cell office:value-type="string" calcext:value-type="string">
            <text:p>[61]</text:p>
          </table:table-cell>
          <table:table-cell office:value-type="float" office:value="0.524093082455143" calcext:value-type="float">
            <text:p>0.524093082455143</text:p>
          </table:table-cell>
          <table:table-cell office:value-type="float" office:value="0.505233613178809" calcext:value-type="float">
            <text:p>0.505233613178809</text:p>
          </table:table-cell>
          <table:table-cell office:value-type="float" office:value="0.515789473684211" calcext:value-type="float">
            <text:p>0.515789473684211</text:p>
          </table:table-cell>
          <table:table-cell office:value-type="float" office:value="0.503153185312106" calcext:value-type="float">
            <text:p>0.503153185312106</text:p>
          </table:table-cell>
          <table:table-cell office:value-type="float" office:value="0.591133004926108" calcext:value-type="float">
            <text:p>0.591133004926108</text:p>
          </table:table-cell>
          <table:table-cell office:value-type="float" office:value="0.582035039662158" calcext:value-type="float">
            <text:p>0.58203503966215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05950491667498" calcext:value-type="float">
            <text:p>0.505950491667498</text:p>
          </table:table-cell>
          <table:table-cell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539419087136929" calcext:value-type="float">
            <text:p>0.5394190871369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362831858407079]</text:p>
          </table:table-cell>
          <table:table-cell office:value-type="string" calcext:value-type="string">
            <text:p>[109]</text:p>
          </table:table-cell>
          <table:table-cell office:value-type="float" office:value="0.469586631402324" calcext:value-type="float">
            <text:p>0.469586631402324</text:p>
          </table:table-cell>
          <table:table-cell office:value-type="float" office:value="0.44775758416777" calcext:value-type="float">
            <text:p>0.44775758416777</text:p>
          </table:table-cell>
          <table:table-cell office:value-type="float" office:value="0.472103004291845" calcext:value-type="float">
            <text:p>0.472103004291845</text:p>
          </table:table-cell>
          <table:table-cell office:value-type="float" office:value="0.425429039308519" calcext:value-type="float">
            <text:p>0.425429039308519</text:p>
          </table:table-cell>
          <table:table-cell office:value-type="float" office:value="0.447257383966245" calcext:value-type="float">
            <text:p>0.447257383966245</text:p>
          </table:table-cell>
          <table:table-cell office:value-type="float" office:value="0.487810096505749" calcext:value-type="float">
            <text:p>0.487810096505749</text:p>
          </table:table-cell>
          <table:table-cell office:value-type="float" office:value="0.504273504273504" calcext:value-type="float">
            <text:p>0.504273504273504</text:p>
          </table:table-cell>
          <table:table-cell office:value-type="float" office:value="0.51734980562726" calcext:value-type="float">
            <text:p>0.51734980562726</text:p>
          </table:table-cell>
          <table:table-cell office:value-type="float" office:value="0.539419087136929" calcext:value-type="float">
            <text:p>0.5394190871369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58307210031348" calcext:value-type="float">
            <text:p>0.58307210031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055555555555556]</text:p>
          </table:table-cell>
          <table:table-cell office:value-type="string" calcext:value-type="string">
            <text:p>[114]</text:p>
          </table:table-cell>
          <table:table-cell office:value-type="float" office:value="0.501445478503149" calcext:value-type="float">
            <text:p>0.501445478503149</text:p>
          </table:table-cell>
          <table:table-cell office:value-type="float" office:value="0.516951204322736" calcext:value-type="float">
            <text:p>0.516951204322736</text:p>
          </table:table-cell>
          <table:table-cell office:value-type="float" office:value="0.58307210031348" calcext:value-type="float">
            <text:p>0.58307210031348</text:p>
          </table:table-cell>
          <table:table-cell office:value-type="float" office:value="0.496319123198086" calcext:value-type="float">
            <text:p>0.496319123198086</text:p>
          </table:table-cell>
          <table:table-cell office:value-type="float" office:value="0.514851485148515" calcext:value-type="float">
            <text:p>0.514851485148515</text:p>
          </table:table-cell>
          <table:table-cell office:value-type="float" office:value="0.507201785386785" calcext:value-type="float">
            <text:p>0.507201785386785</text:p>
          </table:table-cell>
          <table:table-cell office:value-type="float" office:value="0.550335570469799" calcext:value-type="float">
            <text:p>0.550335570469799</text:p>
          </table:table-cell>
          <table:table-cell office:value-type="float" office:value="0.485309801104987" calcext:value-type="float">
            <text:p>0.485309801104987</text:p>
          </table:table-cell>
          <table:table-cell office:value-type="float" office:value="0.488228004956629" calcext:value-type="float">
            <text:p>0.4882280049566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595588235294118" calcext:value-type="float">
            <text:p>0.595588235294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749403341288783]</text:p>
          </table:table-cell>
          <table:table-cell office:value-type="string" calcext:value-type="string">
            <text:p>[7]</text:p>
          </table:table-cell>
          <table:table-cell office:value-type="float" office:value="0.592853396932307" calcext:value-type="float">
            <text:p>0.592853396932307</text:p>
          </table:table-cell>
          <table:table-cell office:value-type="float" office:value="0.593680926916221" calcext:value-type="float">
            <text:p>0.593680926916221</text:p>
          </table:table-cell>
          <table:table-cell office:value-type="float" office:value="0.595588235294118" calcext:value-type="float">
            <text:p>0.595588235294118</text:p>
          </table:table-cell>
          <table:table-cell office:value-type="float" office:value="0.592013786505737" calcext:value-type="float">
            <text:p>0.592013786505737</text:p>
          </table:table-cell>
          <table:table-cell office:value-type="float" office:value="0.592321755027422" calcext:value-type="float">
            <text:p>0.592321755027422</text:p>
          </table:table-cell>
          <table:table-cell office:value-type="float" office:value="0.59308397543514" calcext:value-type="float">
            <text:p>0.59308397543514</text:p>
          </table:table-cell>
          <table:table-cell office:value-type="float" office:value="0.594202898550725" calcext:value-type="float">
            <text:p>0.594202898550725</text:p>
          </table:table-cell>
          <table:table-cell office:value-type="float" office:value="0.59263489887213" calcext:value-type="float">
            <text:p>0.59263489887213</text:p>
          </table:table-cell>
          <table:table-cell office:value-type="float" office:value="0.593525179856115" calcext:value-type="float">
            <text:p>0.5935251798561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566929133858268" calcext:value-type="float">
            <text:p>0.5669291338582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248407643312102]</text:p>
          </table:table-cell>
          <table:table-cell office:value-type="string" calcext:value-type="string">
            <text:p>[101]</text:p>
          </table:table-cell>
          <table:table-cell office:value-type="float" office:value="0.480813601953253" calcext:value-type="float">
            <text:p>0.480813601953253</text:p>
          </table:table-cell>
          <table:table-cell office:value-type="float" office:value="0.478431554380922" calcext:value-type="float">
            <text:p>0.478431554380922</text:p>
          </table:table-cell>
          <table:table-cell office:value-type="float" office:value="0.523206751054852" calcext:value-type="float">
            <text:p>0.523206751054852</text:p>
          </table:table-cell>
          <table:table-cell office:value-type="float" office:value="0.504784133415684" calcext:value-type="float">
            <text:p>0.504784133415684</text:p>
          </table:table-cell>
          <table:table-cell office:value-type="float" office:value="0.566929133858268" calcext:value-type="float">
            <text:p>0.566929133858268</text:p>
          </table:table-cell>
          <table:table-cell office:value-type="float" office:value="0.45447306617324" calcext:value-type="float">
            <text:p>0.45447306617324</text:p>
          </table:table-cell>
          <table:table-cell office:value-type="float" office:value="0.458149779735683" calcext:value-type="float">
            <text:p>0.458149779735683</text:p>
          </table:table-cell>
          <table:table-cell office:value-type="float" office:value="0.485565653843165" calcext:value-type="float">
            <text:p>0.485565653843165</text:p>
          </table:table-cell>
          <table:table-cell office:value-type="float" office:value="0.512605042016807" calcext:value-type="float">
            <text:p>0.512605042016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3601756954612]</text:p>
          </table:table-cell>
          <table:table-cell office:value-type="string" calcext:value-type="string">
            <text:p>[107]</text:p>
          </table:table-cell>
          <table:table-cell office:value-type="float" office:value="0.459980167029827" calcext:value-type="float">
            <text:p>0.459980167029827</text:p>
          </table:table-cell>
          <table:table-cell office:value-type="float" office:value="0.45258697544429" calcext:value-type="float">
            <text:p>0.45258697544429</text:p>
          </table:table-cell>
          <table:table-cell office:value-type="float" office:value="0.514767932489452" calcext:value-type="float">
            <text:p>0.514767932489452</text:p>
          </table:table-cell>
          <table:table-cell office:value-type="float" office:value="0.455461831490408" calcext:value-type="float">
            <text:p>0.455461831490408</text:p>
          </table:table-cell>
          <table:table-cell office:value-type="float" office:value="0.484126984126984" calcext:value-type="float">
            <text:p>0.484126984126984</text:p>
          </table:table-cell>
          <table:table-cell office:value-type="float" office:value="0.477447623705878" calcext:value-type="float">
            <text:p>0.477447623705878</text:p>
          </table:table-cell>
          <table:table-cell office:value-type="float" office:value="0.505747126436781" calcext:value-type="float">
            <text:p>0.505747126436781</text:p>
          </table:table-cell>
          <table:table-cell office:value-type="float" office:value="0.454424237478732" calcext:value-type="float">
            <text:p>0.454424237478732</text:p>
          </table:table-cell>
          <table:table-cell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545454545454546" calcext:value-type="float">
            <text:p>0.5454545454545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020527859237536]</text:p>
          </table:table-cell>
          <table:table-cell office:value-type="string" calcext:value-type="string">
            <text:p>[116]</text:p>
          </table:table-cell>
          <table:table-cell office:value-type="float" office:value="0.482884524248669" calcext:value-type="float">
            <text:p>0.482884524248669</text:p>
          </table:table-cell>
          <table:table-cell office:value-type="float" office:value="0.474722131006329" calcext:value-type="float">
            <text:p>0.474722131006329</text:p>
          </table:table-cell>
          <table:table-cell office:value-type="float" office:value="0.501818181818182" calcext:value-type="float">
            <text:p>0.501818181818182</text:p>
          </table:table-cell>
          <table:table-cell office:value-type="float" office:value="0.475685028307254" calcext:value-type="float">
            <text:p>0.475685028307254</text:p>
          </table:table-cell>
          <table:table-cell office:value-type="float" office:value="0.50179211469534" calcext:value-type="float">
            <text:p>0.50179211469534</text:p>
          </table:table-cell>
          <table:table-cell office:value-type="float" office:value="0.51559954382535" calcext:value-type="float">
            <text:p>0.51559954382535</text:p>
          </table:table-cell>
          <table:table-cell office:value-type="float" office:value="0.545454545454546" calcext:value-type="float">
            <text:p>0.545454545454546</text:p>
          </table:table-cell>
          <table:table-cell office:value-type="float" office:value="0.465531393855744" calcext:value-type="float">
            <text:p>0.465531393855744</text:p>
          </table:table-cell>
          <table:table-cell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552727272727273" calcext:value-type="float">
            <text:p>0.5527272727272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199121522693997]</text:p>
          </table:table-cell>
          <table:table-cell office:value-type="string" calcext:value-type="string">
            <text:p>[90]</text:p>
          </table:table-cell>
          <table:table-cell office:value-type="float" office:value="0.449756990521546" calcext:value-type="float">
            <text:p>0.449756990521546</text:p>
          </table:table-cell>
          <table:table-cell office:value-type="float" office:value="0.435263748336431" calcext:value-type="float">
            <text:p>0.435263748336431</text:p>
          </table:table-cell>
          <table:table-cell office:value-type="float" office:value="0.493392070484582" calcext:value-type="float">
            <text:p>0.493392070484582</text:p>
          </table:table-cell>
          <table:table-cell office:value-type="float" office:value="0.423827160493827" calcext:value-type="float">
            <text:p>0.423827160493827</text:p>
          </table:table-cell>
          <table:table-cell office:value-type="float" office:value="0.453703703703704" calcext:value-type="float">
            <text:p>0.453703703703704</text:p>
          </table:table-cell>
          <table:table-cell office:value-type="float" office:value="0.484285391266746" calcext:value-type="float">
            <text:p>0.484285391266746</text:p>
          </table:table-cell>
          <table:table-cell office:value-type="float" office:value="0.552727272727273" calcext:value-type="float">
            <text:p>0.552727272727273</text:p>
          </table:table-cell>
          <table:table-cell office:value-type="float" office:value="0.455651661989179" calcext:value-type="float">
            <text:p>0.455651661989179</text:p>
          </table:table-cell>
          <table:table-cell office:value-type="float" office:value="0.491379310344828" calcext:value-type="float">
            <text:p>0.491379310344828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8"/>
          <table:table-cell table:formula="of:=AVERAGE([.I2:.I16])" office:value-type="float" office:value="0.443841908930078" calcext:value-type="float">
            <text:p>0.443841908930078</text:p>
          </table:table-cell>
          <table:table-cell table:formula="of:=AVERAGE([.J2:.J16])" office:value-type="float" office:value="0.464176364776284" calcext:value-type="float">
            <text:p>0.464176364776284</text:p>
          </table:table-cell>
          <table:table-cell table:formula="of:=AVERAGE([.K2:.K16])" office:value-type="float" office:value="0.499535413218364" calcext:value-type="float">
            <text:p>0.499535413218364</text:p>
          </table:table-cell>
          <table:table-cell table:formula="of:=AVERAGE([.L2:.L16])" office:value-type="float" office:value="0.399691964911874" calcext:value-type="float">
            <text:p>0.399691964911874</text:p>
          </table:table-cell>
          <table:table-cell table:formula="of:=AVERAGE([.M2:.M16])" office:value-type="float" office:value="0.444178326306551" calcext:value-type="float">
            <text:p>0.444178326306551</text:p>
          </table:table-cell>
          <table:table-cell table:formula="of:=AVERAGE([.N2:.N16])" office:value-type="float" office:value="0.504011731475311" calcext:value-type="float">
            <text:p>0.504011731475311</text:p>
          </table:table-cell>
          <table:table-cell table:formula="of:=AVERAGE([.O2:.O16])" office:value-type="float" office:value="0.567413237620823" calcext:value-type="float">
            <text:p>0.567413237620823</text:p>
          </table:table-cell>
          <table:table-cell table:formula="of:=AVERAGE([.P2:.P16])" office:value-type="float" office:value="0.407487574556841" calcext:value-type="float">
            <text:p>0.407487574556841</text:p>
          </table:table-cell>
          <table:table-cell table:formula="of:=AVERAGE([.Q2:.Q16])" office:value-type="float" office:value="0.449063926468994" calcext:value-type="float">
            <text:p>0.4490639264689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ial M 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:.C16])" office:value-type="float" office:value="0.581700068723262" calcext:value-type="float">
            <text:p>0.58170006872326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454545454545454" calcext:value-type="float">
            <text:p>0.45454545454545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STDEV([.C1:.C15])" office:value-type="float" office:value="0.0674535159569356" calcext:value-type="float">
            <text:p>0.06745351595693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 </text:p>
          </table:table-cell>
          <table:table-cell table:formula="of:=STDEV([.C2:.C16])" office:value-type="float" office:value="0.0654921370860322" calcext:value-type="float">
            <text:p>0.06549213708603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9T10:28:49.933155496</dc:date>
    <meta:editing-duration>PT1M33S</meta:editing-duration>
    <meta:editing-cycles>1</meta:editing-cycles>
    <meta:document-statistic meta:table-count="1" meta:cell-count="289" meta:object-count="0"/>
    <meta:generator>LibreOffice/6.0.7.3$Linux_X86_64 LibreOffice_project/00m0$Build-3</meta:generator>
  </office:meta>
</office:document-meta>
</file>